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Geneva" svg:font-family="Geneva,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style:style>
    <style:style style:name="P2" style:family="paragraph" style:parent-style-name="Standard">
      <style:paragraph-properties fo:margin-top="0cm" fo:margin-bottom="0cm" loext:contextual-spacing="false" fo:line-height="100%">
        <style:tab-stops>
          <style:tab-stop style:position="3.501cm"/>
        </style:tab-stops>
      </style:paragraph-properties>
      <style:text-properties style:font-name="Times New Roman" fo:font-size="12pt" style:font-size-asian="12pt" style:font-name-complex="Times New Roman" style:font-size-complex="12pt"/>
    </style:style>
    <style:style style:name="P3" style:family="paragraph" style:parent-style-name="Standard">
      <style:paragraph-properties fo:margin-top="0cm" fo:margin-bottom="0cm" loext:contextual-spacing="false" fo:line-height="100%" fo:text-align="justify" style:justify-single-word="false"/>
      <style:text-properties style:font-name="Times New Roman" fo:font-size="12pt" style:font-size-asian="12pt" style:font-name-complex="Times New Roman" style:font-size-complex="12pt"/>
    </style:style>
    <style:style style:name="P4" style:family="paragraph" style:parent-style-name="Standard">
      <style:paragraph-properties fo:margin-top="0cm" fo:margin-bottom="0cm" loext:contextual-spacing="false" fo:line-height="100%" fo:text-align="justify" style:justify-single-word="false"/>
      <style:text-properties style:font-name="Times New Roman" fo:font-size="12pt" style:font-name-asian="Times New Roman" style:font-size-asian="12pt" style:language-asian="cs" style:country-asian="CZ" style:font-name-complex="Times New Roman" style:font-size-complex="12pt"/>
    </style:style>
    <style:style style:name="P5" style:family="paragraph" style:parent-style-name="Standard">
      <style:paragraph-properties fo:margin-left="9.001cm" fo:margin-right="0cm" fo:margin-top="0cm" fo:margin-bottom="0cm" loext:contextual-spacing="false" fo:line-height="100%" fo:text-align="justify" style:justify-single-word="false" fo:text-indent="0cm" style:auto-text-indent="false"/>
    </style:style>
    <style:style style:name="P6" style:family="paragraph" style:parent-style-name="Standard">
      <style:paragraph-properties fo:margin-left="9.001cm" fo:margin-right="0cm" fo:margin-top="0cm" fo:margin-bottom="0cm" loext:contextual-spacing="false" fo:line-height="100%" fo:text-align="justify" style:justify-single-word="false" fo:text-indent="0cm" style:auto-text-indent="false"/>
      <style:text-properties style:font-name="Times New Roman" fo:font-size="12pt" style:font-name-asian="Times New Roman" style:font-size-asian="12pt" style:language-asian="cs" style:country-asian="CZ" style:font-name-complex="Times New Roman" style:font-size-complex="12pt"/>
    </style:style>
    <style:style style:name="P7" style:family="paragraph" style:parent-style-name="Standard" style:master-page-name="Standard">
      <style:paragraph-properties fo:margin-left="9.001cm" fo:margin-right="0cm" fo:margin-top="0cm" fo:margin-bottom="0cm" loext:contextual-spacing="false" fo:line-height="100%" fo:text-align="justify" style:justify-single-word="false" fo:text-indent="0cm" style:auto-text-indent="false" style:page-number="auto"/>
      <style:text-properties style:font-name="Times New Roman" fo:font-size="12pt" fo:font-weight="bold" style:font-name-asian="Times New Roman" style:font-size-asian="12pt" style:language-asian="cs" style:country-asian="CZ" style:font-weight-asian="bold" style:font-name-complex="Times New Roman" style:font-size-complex="12pt"/>
    </style:style>
    <style:style style:name="P8" style:family="paragraph" style:parent-style-name="Standard">
      <style:paragraph-properties fo:margin-left="3.501cm" fo:margin-right="0cm" fo:margin-top="0cm" fo:margin-bottom="0cm" loext:contextual-spacing="false" fo:line-height="100%" fo:text-align="justify" style:justify-single-word="false" fo:text-indent="-3.501cm" style:auto-text-indent="false">
        <style:tab-stops>
          <style:tab-stop style:position="3.501cm"/>
        </style:tab-stops>
      </style:paragraph-properties>
      <style:text-properties style:font-name="Times New Roman" fo:font-size="12pt" fo:font-weight="bold" style:font-size-asian="12pt" style:font-weight-asian="bold" style:font-name-complex="Times New Roman" style:font-size-complex="12pt"/>
    </style:style>
    <style:style style:name="P9" style:family="paragraph" style:parent-style-name="Standard">
      <style:paragraph-properties fo:margin-left="3.493cm" fo:margin-right="0cm" fo:margin-top="0cm" fo:margin-bottom="0cm" loext:contextual-spacing="false" fo:line-height="100%" fo:text-indent="-3.493cm" style:auto-text-indent="false">
        <style:tab-stops>
          <style:tab-stop style:position="3.501cm"/>
        </style:tab-stops>
      </style:paragraph-properties>
    </style:style>
    <style:style style:name="P10" style:family="paragraph" style:parent-style-name="Standard">
      <style:paragraph-properties fo:margin-left="1.249cm" fo:margin-right="0cm" fo:margin-top="0cm" fo:margin-bottom="0cm" loext:contextual-spacing="false" fo:line-height="100%" fo:text-align="justify" style:justify-single-word="false" fo:text-indent="0cm" style:auto-text-indent="false"/>
    </style:style>
    <style:style style:name="P11" style:family="paragraph" style:parent-style-name="Standard">
      <style:paragraph-properties fo:margin-left="1.249cm" fo:margin-right="0cm" fo:margin-top="0cm" fo:margin-bottom="0cm" loext:contextual-spacing="false" fo:line-height="100%" fo:text-align="justify" style:justify-single-word="false" fo:text-indent="0cm" style:auto-text-indent="false"/>
      <style:text-properties style:font-name="Times New Roman" fo:font-size="12pt" style:font-size-asian="12pt" style:font-name-complex="Times New Roman" style:font-size-complex="12pt"/>
    </style:style>
    <style:style style:name="P12" style:family="paragraph" style:parent-style-name="Header">
      <style:paragraph-properties fo:text-align="justify" style:justify-single-word="false"/>
    </style:style>
    <style:style style:name="P13" style:family="paragraph" style:parent-style-name="Header">
      <style:text-properties style:font-name="Times New Roman" style:font-name-complex="Times New Roman" style:font-size-complex="12pt"/>
    </style:style>
    <style:style style:name="P14" style:family="paragraph" style:parent-style-name="Header">
      <style:paragraph-properties fo:text-align="justify" style:justify-single-word="false"/>
      <style:text-properties style:font-name="Times New Roman" style:font-name-complex="Times New Roman" style:font-size-complex="12pt"/>
    </style:style>
    <style:style style:name="P15" style:family="paragraph" style:parent-style-name="Header">
      <style:paragraph-properties fo:text-align="justify" style:justify-single-word="false">
        <style:tab-stops/>
      </style:paragraph-properties>
      <style:text-properties style:font-name="Times New Roman" style:font-name-complex="Times New Roman" style:font-size-complex="12pt"/>
    </style:style>
    <style:style style:name="P16" style:family="paragraph" style:parent-style-name="Header">
      <style:paragraph-properties>
        <style:tab-stops/>
      </style:paragraph-properties>
      <style:text-properties style:font-name="Times New Roman" style:font-name-complex="Times New Roman" style:font-size-complex="12pt"/>
    </style:style>
    <style:style style:name="P17" style:family="paragraph" style:parent-style-name="Header">
      <style:paragraph-properties fo:margin-left="1.249cm" fo:margin-right="0cm" fo:text-align="justify" style:justify-single-word="false" fo:text-indent="0cm" style:auto-text-indent="false">
        <style:tab-stops/>
      </style:paragraph-properties>
    </style:style>
    <style:style style:name="P18" style:family="paragraph" style:parent-style-name="Header">
      <style:paragraph-properties fo:margin-left="6.244cm" fo:margin-right="0cm" fo:text-align="center" style:justify-single-word="false" fo:text-indent="0cm" style:auto-text-indent="false">
        <style:tab-stops/>
      </style:paragraph-properties>
      <style:text-properties style:font-name="Times New Roman" style:font-name-complex="Times New Roman" style:font-size-complex="12pt"/>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fo:font-weight="bold" style:font-name-asian="Times New Roman" style:font-size-asian="12pt" style:language-asian="cs" style:country-asian="CZ" style:font-weight-asian="bold" style:font-name-complex="Times New Roman" style:font-size-complex="12pt"/>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style:font-name-asian="Times New Roman" style:font-size-asian="12pt" style:font-name-complex="Times New Roman" style:font-size-complex="12pt"/>
    </style:style>
    <style:style style:name="T5" style:family="text">
      <style:text-properties style:font-name="Times New Roman" fo:font-size="12pt" style:font-name-asian="Times New Roman" style:font-size-asian="12pt" style:language-asian="cs" style:country-asian="CZ" style:font-name-complex="Times New Roman" style:font-size-complex="12pt"/>
    </style:style>
    <style:style style:name="T6" style:family="text">
      <style:text-properties style:font-name="Times New Roman" fo:font-size="12pt" style:text-underline-style="solid" style:text-underline-width="auto" style:text-underline-color="font-color" style:font-size-asian="12pt" style:font-name-complex="Times New Roman" style:font-size-complex="12pt"/>
    </style:style>
    <style:style style:name="T7" style:family="text">
      <style:text-properties style:font-name="Times New Roman" style:font-name-complex="Times New Roman" style:font-size-complex="12pt"/>
    </style:style>
    <style:style style:name="T8" style:family="text">
      <style:text-properties style:font-name="Times New Roman" fo:font-weight="bold" style:font-weight-asian="bold" style:font-name-complex="Times New Roman" style:font-size-complex="12pt"/>
    </style:style>
    <style:style style:name="T9" style:family="text">
      <style:text-properties style:font-name-asian="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ZECH NEWS CENTER a. <text:s/>s.</text:p>
      <text:p text:style-name="P6">Komunardů 1584/42</text:p>
      <text:p text:style-name="P5"><text:span text:style-name="T5">170 00 Praha 7</text:span></text:p>
      <text:p text:style-name="P6"/>
      <text:p text:style-name="P6"/>
      <text:p text:style-name="P5"><text:span text:style-name="T5">V Praze dne 23. 2. 2015</text:span></text:p>
      <text:p text:style-name="P4"/>
      <text:p text:style-name="P4"/>
      <text:p text:style-name="P8">Věc:<text:tab/>Uplatnění práva na odpověď podle § 10 zákona č. 46/2000 Sb., o právech a povinnostech při vydávání periodického tisku a o změně některých dalších zákonů (tiskový zákon)</text:p>
      <text:p text:style-name="P2"/>
      <text:p text:style-name="P9"><text:span text:style-name="T1">Žadatel</text:span><text:span text:style-name="T3">:<text:tab/></text:span><text:span text:style-name="T1">Česká pirátská strana</text:span><text:span text:style-name="T3"><text:line-break/>Klub Pirátů v Zastupitelstvu hl. m. Prahy</text:span></text:p>
      <text:p text:style-name="P2"><text:tab/>Mgr. Bc. Jakub Michálek</text:p>
      <text:p text:style-name="P2"/>
      <text:p text:style-name="P2"/>
      <text:p text:style-name="P2"/>
      <text:p text:style-name="P14">Vážení,</text:p>
      <text:p text:style-name="P14"/>
      <text:p text:style-name="P12"><text:span text:style-name="T7">obracíme se na Vás ve věci shora specifikované. Vaše společnost je vydavatelem deníku Reflex a jako taková je dle § 4 zákona č. 46/2000 Sb., o právech a povinnostech při vydávání periodického tisku a o změně některých dalších zákonů (tiskový zákon) odpovědná za jeho obsah.</text:span></text:p>
      <text:p text:style-name="P14"/>
      <text:p text:style-name="P12"><text:span text:style-name="T7">Dne 19. 2. 2015 byl na stranách 24 až 27 týdeníku Reflex publikován článek „Pražská zimní královna“ o primátorce Adrianě Krnáčové. V rámci tohoto článku byla na straně 26 týdeníku Reflex uvedena stať označená titulkem „Dvojí menšina“</text:span></text:p>
      <text:p text:style-name="P14"/>
      <text:p text:style-name="P3">Dle § 10 odst. 1 tiskového zákona platí následující: </text:p>
      <text:p text:style-name="P3"/>
      <text:p text:style-name="P11"><text:span text:style-name="T9">„</text:span>Jestliže bylo v periodickém tisku uveřejněno sdělení obsahující skutkové tvrzení, které se dotýká jména určité právnické osoby, má tato osoba právo požadovat na vydavateli uveřejnění odpovědi. Vydavatel je povinen na žádost této osoby odpověď uveřejnit.“</text:p>
      <text:p text:style-name="P3"/>
      <text:p text:style-name="P1"><text:span text:style-name="T3">Uvedený článek, resp. zmíněná stať, obsahovaly nepravdivá skutková tvrzení, která se dotýkají jména České pirátské strany. Zejména se jedná o následující text:</text:span></text:p>
      <text:p text:style-name="P3"/>
      <text:p text:style-name="P10"><text:span text:style-name="T4">„</text:span><text:span text:style-name="T3">Tuhle politickou bezmoc kompenzuje Krnáčová podivnými svazky, například s Pirátskou stranou, jejíž zastupitele bere jako hlavní poradce v kauze Opencard. Její náklonnost k pirátům se rovněž projevuje tím, že jako jediné opoziční síle jim dává s předstihem podklady k zasedání zastupitelstva, což dříve býval běžný servis pro všechny strany.“</text:span></text:p>
      <text:p text:style-name="P3"/>
      <text:p text:style-name="P1"><text:span text:style-name="T3">Obecně vzato Česká pirátská strana pochopitelně nemá žádný svazek s představiteli hl. m. Prahy, tj. ani s primátorkou Adrianou Krnáčovou, nýbrž pracuje pro Hlavní město Praha a pro jeho občany. Citovanou stať chápeme jako novinářskou nadsázku, která má glosovat slabé postavení Adriany Krnáčové v koalici spolupracovnice StB Radmily Kleslové a odsouzeného </text:span><text:soft-page-break/><text:span text:style-name="T3">podvodníka Karla Březiny. Nesouhlasíme nicméně se skutkovými tvrzeními, o který je tato dedukce opírána. Tato skutková tvrzení jsou nepravdivá, jak rozebíráme dále.</text:span></text:p>
      <text:p text:style-name="P3"/>
      <text:p text:style-name="P1"><text:span text:style-name="T3">Ohrazujeme proti výroku, že Česká pirátská strana dostává „jako jediná opoziční síla s předstihem podklady k zasedání zastupitelstvu“. Podklady k zasedání zastupitelstva dostávají všechny kluby v Zastupitelstvu hl. m. Prahy současně, a to e-mailovou zprávou od ředitele odboru volených orgánů dr. Maříka. Tuto skutečnost dokládáme přiloženým textem e-mailu s oznámením programu zasedání ze dne 11. 2. 2015 a s oznámením doplněného programu ze dne 17. 2. 2015, z jejichž hlavičky je patrné, že je obdržel každý zastupitel hl. m. Prahy do své e-mailové schránky (je použita hromadná e-mailová adresa).</text:span></text:p>
      <text:p text:style-name="P3"/>
      <text:p text:style-name="P1"><text:span text:style-name="T3">Autor článku patrně v daném tvrzení zaměnil Zastupitelstvo hl. m. Prahy a Radu hl. m. Prahy. Je pravda, že Rada hl. m. Prahy obecně nepouští na své zasedání zástupce opozice a nezasílá jim materiály s odkazem na to, že jednání je podle zákona neveřejné. (Česká pirátská strana v této věci již několikrát interpelovala Radu hl. m. Prahy, že by měla splnit svůj slib a zavést streaming jednání Rady, jak ho slibovala primátorka Adriana Krnáčová v předvolební televizní debatě. Naposledy jsem si na tuto skutečnost stěžoval na zasedání zastupitelstva dne 19. 2. 2015 ve svém projevu k programovému prohlášení. Před tím zastupitel Pirátů Mikuláš Ferjenčík v této věci primátorku interpeloval, jak je patrné z veřejně dostupného zápisu předminulého zasedání. Česká pirátská strana také oficiálně požádala o poskytnutí záznamů z Rady, nicméně Rada tyto záznamy patrně nechala zničit a poskytnutí informace odmítla.) K tomu uvádíme, že je pravda, že Česká pirátská strana dostávala předem podklady na jednání Rady, nicméně není pravda, že by byla „jedinou opoziční silou“. Tyto podklady totiž dostává i JUDr. Jaroslava Janderová (ODS), která má na jednání Rady jako místopředsedkyně kontrolního výboru i přístup. Tuto skutečnost prokazujeme připojeným textem e-mailu ze dne 20. 2. 2015, podle něhož je zástupkyně ODS rovněž příjemcem podkladů na jednání Rady hl. m. Prahy.</text:span></text:p>
      <text:p text:style-name="P3"/>
      <text:p text:style-name="P1"><text:span text:style-name="T3">Ohledně toho, zda dříve býval běžný servis poskytovat podklady pro jednání předem, se nemůžeme vyjádřit, protože jsme v minulém období na zastupitelstvu nepůsobili. </text:span><text:span text:style-name="T6">Po začátku</text:span><text:span text:style-name="T3"> nového volebního období, po zájmu TOP09 o koaliční spolupráci s námi, jsme obdrželi několikrát podklady na Radu vedenou Tomášem Hudečkem (tehdy TOP09), jednou jsme tam byli i pozváni, nicméně následně nám byl osobní přístup na Radu odepřen. Obecně pochybujeme, že by dříve byly podklady na jednání Rady předem zasílány opozičním zastupitelům.</text:span></text:p>
      <text:p text:style-name="P15"/>
      <text:p text:style-name="P1"><text:span text:style-name="T1">Nemůže být pochyb, že shora citovaná skutková tvrzení jsou nepravdivá a dotýkají se jména České pirátské strany. Není pravda, že by Piráti měli jako jediná opoziční síla přístup k materiálům na Zastupitelstvo, a ani na Radu hl. m. Prahy. Naopak Piráti se cíleně zasazují o to, aby materiály na jednání Rady byly předem veřejně dostupné nejen všem politickým klubům, ale i občanům na internetových stránkách, stejně tak aby bylo dostupné samotné jednání. Uvedená informace tuto snahu zcela popírá a přikládá nám zcela opačné motivace na základně nepravdivých skutkových tvrzení.</text:span></text:p>
      <text:p text:style-name="P15"/>
      <text:p text:style-name="P12"><text:span text:style-name="T7">S ohledem na skutečnost, že nepravdivá skutková tvrzení uvedená v předmětném článku se dotkla jména České pirátské strany, uplatňujeme u Vaší společnosti v zákonem stanovené třicetidenní lhůtě (§ 12 odst. 3 zákona tiskového zákona) právo na zveřejnění odpovědi (§ 10 tiskového zákona) v podobě, jak je uvedena níže.</text:span></text:p>
      <text:p text:style-name="P14"/>
      <text:p text:style-name="P12"><text:soft-page-break/><text:span text:style-name="T7">Společnost CZECH NEWS CENTER a. s. je povinna v příštím vydání týdeníku Reflex uveřejnit do 8 dnů ode dne doručení této žádosti následující odpověď:</text:span></text:p>
      <text:p text:style-name="P14"/>
      <text:p text:style-name="P17"><text:span text:style-name="T8">Odpověď České pirátské strany</text:span></text:p>
      <text:p text:style-name="P15"/>
      <text:p text:style-name="P10"><text:span text:style-name="T7">Dne 19. 2. 2015 byl na stranách 24 až 27 týdeníku Reflex publikován článek „Pražská zimní královna“ o primátorce Adrianě Krnáčové. V rámci tohoto článku byla na straně 26 uvedena informace, že Piráti</text:span><text:span text:style-name="T3"> jako jediná opoziční síla dostávají s předstihem podklady k zasedání zastupitelstva. Tato informace je nepravdivá. Podklady pro zasedání zastupitelstva dostávají s předstihem za rovných podmínek všechny opoziční kluby v zastupitelstvu hl. m. Prahy. </text:span></text:p>
      <text:p text:style-name="P3"/>
      <text:p text:style-name="P3">Pokud chce vydavatel na základě poskytnutí informací v tomto dopise podat vyvážený obraz jednání České pirátské strany v této věci, žádáme také o uvedení doplňující informace o tom, že Česká pirátská strana dlouhodobě usiluje, aby byly materiály na jednání všech orgánů hl. m. Prahy zveřejňovány předem.</text:p>
      <text:p text:style-name="P16"/>
      <text:p text:style-name="P12"><text:span text:style-name="T7">Část textu „Odpověď České pirátské strany“ bude uveřejněn stejným druhem písma a aspoň stejnou velikostí jako nadpis „Dvojí menšina“, ve kterém jsou nepravdivá skutková tvrzení. Zbývající část odpovědi bude uveřejněn stejným druhem písma a aspoň stejnou velikostí jako text části statě, kterým jsou napsána nepravdivá skutková tvrzení</text:span></text:p>
      <text:p text:style-name="P13"/>
      <text:p text:style-name="P16">Očekáváme Vaše stanovisko a jsme s pozdravem.</text:p>
      <text:p text:style-name="P16"/>
      <text:p text:style-name="P16"/>
      <text:p text:style-name="P16"/>
      <text:p text:style-name="P16"/>
      <text:p text:style-name="P16"/>
      <text:p text:style-name="P18">Mgr. Bc. Jakub Michálek</text:p>
      <text:p text:style-name="P18">předseda klubu Pirátů v Zastupitelstvu hl. m. Prahy</text:p>
      <text:p text:style-name="P18">Česká pirátská str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Geneva" svg:font-family="Geneva,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cs" fo:country="CZ"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cs" fo:country="CZ"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ocumentannotation"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fo:margin-top="0cm" fo:margin-bottom="0cm" loext:contextual-spacing="false" fo:line-height="100%"/>
      <style:text-properties style:font-name="Geneva" fo:font-family="Geneva, Arial" style:font-family-generic="swiss" style:font-pitch="variable" fo:font-size="12pt" style:font-name-asian="Geneva" style:font-family-asian="Geneva, Arial" style:font-family-generic-asian="swiss" style:font-pitch-asian="variable" style:font-size-asian="12pt" style:font-name-complex="Times New Roman" style:font-family-complex="'Times New Roman'" style:font-family-generic-complex="roman" style:font-pitch-complex="variable" style:font-size-complex="10pt"/>
    </style:style>
    <style:style style:name="Odstavec_20_se_20_seznamem" style:display-name="Odstavec se seznamem" style:family="paragraph" style:parent-style-name="Standard">
      <style:paragraph-properties fo:margin-left="1.27cm" fo:margin-right="0cm" fo:margin-top="0cm" fo:margin-bottom="0cm" loext:contextual-spacing="true" fo:line-height="100%" fo:text-indent="0cm" style:auto-text-indent="false"/>
      <style:text-properties style:font-name="Geneva" fo:font-family="Geneva, Arial" style:font-family-generic="swiss" style:font-pitch="variable" fo:font-size="12pt" style:font-name-asian="Geneva" style:font-family-asian="Geneva, Arial" style:font-family-generic-asian="swiss" style:font-pitch-asian="variable" style:font-size-asian="12pt" style:font-name-complex="Times New Roman" style:font-family-complex="'Times New Roman'" style:font-family-generic-complex="roman" style:font-pitch-complex="variable" style:font-size-complex="10pt"/>
    </style:style>
    <style:style style:name="Text_20_bubliny" style:display-name="Text bubliny"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Standardní_20_písmo_20_odstavce" style:display-name="Standardní písmo odstavce" style:family="text"/>
    <style:style style:name="Záhlaví_20_Char" style:display-name="Záhlaví Char" style:family="text">
      <style:text-properties style:font-name="Geneva" fo:font-family="Geneva, Arial" style:font-family-generic="swiss" style:font-pitch="variable" fo:font-size="12pt" style:font-name-asian="Geneva" style:font-family-asian="Geneva, Arial" style:font-family-generic-asian="swiss" style:font-pitch-asian="variable" style:font-size-asian="12pt" style:font-name-complex="Times New Roman" style:font-family-complex="'Times New Roman'" style:font-family-generic-complex="roman" style:font-pitch-complex="variable" style:font-size-complex="10pt"/>
    </style:style>
    <style:style style:name="Text_20_bubliny_20_Char" style:display-name="Text bubliny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acek Jan</meta:initial-creator>
    <meta:creation-date>2015-02-23T12:40:00</meta:creation-date>
    <dc:creator>Michálek Jakub (ZHMP)</dc:creator>
    <dc:date>2015-02-23T12:40:00</dc:date>
    <meta:print-date>2015-02-23T12:31:00</meta:print-date>
    <meta:editing-cycles>2</meta:editing-cycles>
    <meta:editing-duration>P15824DT17H31M44S</meta:editing-duration>
    <meta:document-statistic meta:table-count="0" meta:image-count="0" meta:object-count="0" meta:page-count="3" meta:paragraph-count="29" meta:word-count="1052" meta:character-count="6966" meta:non-whitespace-character-count="5939"/>
    <meta:generator>LibreOffice/4.3.4.1$Windows_x86 LibreOffice_project/bc356b2f991740509f321d70e4512a6a54c5f243</meta:generator>
  </office:meta>
</office:document-meta>
</file>